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svg:stroke-width="0.025cm" svg:stroke-color="#808080" draw:marker-start-width="0.237cm" draw:marker-end-width="0.237cm" draw:textarea-vertical-align="middle" fo:padding-top="0.138cm" fo:padding-bottom="0.138cm" fo:padding-left="0.263cm" fo:padding-right="0.263cm"/>
    </style:style>
    <style:style style:name="gr3" style:family="graphic" style:parent-style-name="standard">
      <style:graphic-properties svg:stroke-width="0.025cm" draw:marker-start-width="0.237cm" draw:marker-end-width="0.237cm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dash" draw:stroke-dash="Fine_20_Dashed" svg:stroke-width="0.05cm" svg:stroke-color="#cc6633" draw:marker-start="Circle" draw:marker-start-width="0.211cm" draw:marker-end-width="0.275cm" svg:stroke-opacity="70%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816cm" fo:min-width="2.04cm" draw:shadow="visible"/>
    </style:style>
    <style:style style:name="gr7" style:family="graphic" style:parent-style-name="standard">
      <style:graphic-properties draw:stroke="dash" draw:stroke-dash="Fine_20_Dashed" svg:stroke-width="0.05cm" svg:stroke-color="#cc6633" draw:marker-start="Circle" draw:marker-start-width="0.211cm" draw:marker-end-width="0.275cm" svg:stroke-opacity="70%" draw:textarea-horizontal-align="justify" draw:textarea-vertical-align="middle" draw:auto-grow-height="false" fo:min-height="0.726cm" fo:min-width="3.262cm" fo:padding-top="0.15cm" fo:padding-bottom="0.15cm" fo:padding-left="0.275cm" fo:padding-right="0.275cm" fo:wrap-option="no-wrap"/>
    </style:style>
    <style:style style:name="gr8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cfe7f5"/>
      <style:paragraph-properties fo:text-align="center"/>
      <style:text-properties fo:font-size="10pt" fo:text-shadow="none" fo:font-weight="normal" style:font-size-asian="10pt" style:font-weight-asian="normal" style:font-size-complex="10pt" style:font-weight-complex="normal"/>
    </style:style>
    <style:style style:name="P4" style:family="paragraph">
      <style:paragraph-properties fo:line-height="100%" fo:text-align="star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066cm" svg:x="4.706cm" svg:y="2.298cm">
          <text:p text:style-name="P1"><text:span text:style-name="T1">/project-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1.066cm" svg:x="6.484cm" svg:y="5.696cm">
          <text:p text:style-name="P1"><text:span text:style-name="T1">/includ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976cm" svg:y1="3.364cm" svg:x2="6.484cm" svg:y2="6.229cm" draw:start-shape="id1" draw:start-glue-point="2" draw:end-shape="id2" draw:end-glue-point="3" svg:d="M5976 3364v2865h508" svg:viewBox="0 0 509 2866">
          <text:p/>
        </draw:connector>
        <draw:custom-shape draw:style-name="gr1" draw:text-style-name="P2" xml:id="id3" draw:id="id3" draw:layer="layout" svg:width="2.54cm" svg:height="1.066cm" svg:x="6.484cm" svg:y="4.022cm">
          <text:p text:style-name="P1"><text:span text:style-name="T1">/doc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976cm" svg:y1="3.864cm" svg:x2="6.484cm" svg:y2="4.555cm" draw:end-shape="id3" draw:end-glue-point="3" svg:d="M5976 3864h4v691h504" svg:viewBox="0 0 509 692">
          <text:p/>
        </draw:connector>
        <draw:custom-shape draw:style-name="gr1" draw:text-style-name="P2" xml:id="id4" draw:id="id4" draw:layer="layout" svg:width="2.54cm" svg:height="1.066cm" svg:x="6.484cm" svg:y="8.07cm">
          <text:p text:style-name="P1"><text:span text:style-name="T1">/o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484cm" svg:y1="8.603cm" svg:x2="5.976cm" svg:y2="3.364cm" draw:start-shape="id4" draw:start-glue-point="3" draw:end-shape="id1" draw:end-glue-point="2" svg:d="M6484 8603h-508v-5239" svg:viewBox="0 0 509 5240">
          <text:p/>
        </draw:connector>
        <draw:custom-shape draw:style-name="gr1" draw:text-style-name="P2" xml:id="id5" draw:id="id5" draw:layer="layout" svg:width="2.54cm" svg:height="1.066cm" svg:x="10.094cm" svg:y="7.001cm">
          <text:p text:style-name="P1"><text:span text:style-name="T1">/includ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024cm" svg:y1="8.603cm" svg:x2="10.094cm" svg:y2="7.534cm" draw:start-shape="id4" draw:start-glue-point="1" draw:end-shape="id5" draw:end-glue-point="3" svg:d="M9024 8603h635v-1069h435" svg:viewBox="0 0 1071 1070">
          <text:p/>
        </draw:connector>
        <draw:custom-shape draw:style-name="gr1" draw:text-style-name="P2" xml:id="id6" draw:id="id6" draw:layer="layout" svg:width="2.54cm" svg:height="1.066cm" svg:x="6.484cm" svg:y="11.044cm">
          <text:p text:style-name="P1"><text:span text:style-name="T1">/sr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54cm" svg:height="1.066cm" svg:x="6.484cm" svg:y="12.618cm">
          <text:p text:style-name="P1"><text:span text:style-name="T1">/te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484cm" svg:y1="11.577cm" svg:x2="5.976cm" svg:y2="3.364cm" draw:start-shape="id6" draw:start-glue-point="3" draw:end-shape="id1" draw:end-glue-point="2" svg:d="M6484 11577h-508v-8213" svg:viewBox="0 0 509 8214">
          <text:p/>
        </draw:connector>
        <draw:connector draw:style-name="gr3" draw:text-style-name="P1" draw:layer="layout" svg:x1="6.484cm" svg:y1="13.151cm" svg:x2="5.976cm" svg:y2="3.364cm" draw:start-shape="id7" draw:start-glue-point="3" draw:end-shape="id1" draw:end-glue-point="2" svg:d="M6484 13151h-508v-9787" svg:viewBox="0 0 509 9788">
          <text:p/>
        </draw:connector>
        <draw:custom-shape draw:style-name="gr4" draw:text-style-name="P3" xml:id="id8" draw:id="id8" draw:layer="layout" svg:width="2.54cm" svg:height="1.066cm" svg:x="10.094cm" svg:y="9.136cm">
          <text:p text:style-name="P1"><text:span text:style-name="T2">/os-name</text:span></text:p>
          <draw:enhanced-geometry svg:viewBox="0 0 21600 21600" draw:mirror-horizontal="true" draw:type="rectangle" draw:enhanced-path="M 0 0 L 21600 0 21600 21600 0 21600 0 0 Z N"/>
        </draw:custom-shape>
        <draw:connector draw:style-name="gr3" draw:text-style-name="P1" draw:layer="layout" svg:x1="9.024cm" svg:y1="8.603cm" svg:x2="10.094cm" svg:y2="9.669cm" draw:start-shape="id4" draw:start-glue-point="1" draw:end-shape="id8" draw:end-glue-point="3" svg:d="M9024 8603h635v1066h435" svg:viewBox="0 0 1071 1067">
          <text:p/>
        </draw:connector>
        <draw:custom-shape draw:style-name="gr1" draw:text-style-name="P2" xml:id="id13" draw:id="id13" draw:layer="layout" svg:width="2.54cm" svg:height="1.066cm" svg:x="13.696cm" svg:y="10.194cm">
          <text:p text:style-name="P1"><text:span text:style-name="T1">/li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54cm" svg:height="1.066cm" svg:x="13.696cm" svg:y="7.962cm">
          <text:p text:style-name="P1"><text:span text:style-name="T1">/buil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54cm" svg:height="1.066cm" svg:x="17.506cm" svg:y="7.313cm">
          <text:p text:style-name="P1"><text:span text:style-name="T1">/li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54cm" svg:height="1.066cm" svg:x="17.506cm" svg:y="5.739cm">
          <text:p text:style-name="P1"><text:span text:style-name="T1">/b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54cm" svg:height="1.066cm" svg:x="17.506cm" svg:y="8.787cm">
          <text:p text:style-name="P1"><text:span text:style-name="T1">/obj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236cm" svg:y1="8.495cm" svg:x2="17.506cm" svg:y2="7.846cm" draw:start-shape="id9" draw:start-glue-point="1" draw:end-shape="id10" draw:end-glue-point="3" svg:d="M16236 8495h735v-649h535" svg:viewBox="0 0 1271 650">
          <text:p/>
        </draw:connector>
        <draw:connector draw:style-name="gr3" draw:text-style-name="P1" draw:layer="layout" svg:x1="17.506cm" svg:y1="9.32cm" svg:x2="16.236cm" svg:y2="8.495cm" draw:start-shape="id11" draw:start-glue-point="3" draw:end-shape="id9" draw:end-glue-point="1" svg:d="M17506 9320h-535v-825h-735" svg:viewBox="0 0 1271 826">
          <text:p/>
        </draw:connector>
        <draw:connector draw:style-name="gr3" draw:text-style-name="P1" draw:layer="layout" svg:x1="16.236cm" svg:y1="8.495cm" svg:x2="17.506cm" svg:y2="6.272cm" draw:start-shape="id9" draw:start-glue-point="1" draw:end-shape="id12" draw:end-glue-point="3" svg:d="M16236 8495h735v-2223h535" svg:viewBox="0 0 1271 2224">
          <text:p/>
        </draw:connector>
        <draw:custom-shape draw:style-name="gr5" draw:text-style-name="P4" draw:layer="layout" svg:width="3.812cm" svg:height="1.016cm" svg:x="1.508cm" svg:y="4.048cm">
          <text:p text:style-name="P4"><text:span text:style-name="T3">This directory holds all</text:span></text:p>
          <text:p text:style-name="P4"><text:span text:style-name="T3">the project documentation.</text:span></text:p>
          <draw:enhanced-geometry svg:viewBox="0 0 21600 21600" draw:mirror-horizontal="true" draw:type="line-callout-1" draw:modifiers="-8497.24626278521 3440.70796460177 -1410.54287962234 11766.37168141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4" draw:layer="layout" svg:width="4.014cm" svg:height="1.66cm" svg:x="1.304cm" svg:y="7.096cm">
          <text:p text:style-name="P4"><text:span text:style-name="T3">Directory used to hold</text:span></text:p>
          <text:p text:style-name="P4"><text:span text:style-name="T3">different operating system</text:span></text:p>
          <text:p text:style-name="P4"><text:span text:style-name="T3">components like executables</text:span></text:p>
          <text:p text:style-name="P4"><text:span text:style-name="T3">and libraries.</text:span></text:p>
          <draw:enhanced-geometry svg:viewBox="0 0 21600 21600" draw:mirror-horizontal="true" draw:mirror-vertical="false" draw:type="line-callout-1" draw:modifiers="-7698.53051058531 18596.0264900662 -1328.81693648817 7204.3347381095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4" draw:layer="layout" svg:width="3.812cm" svg:height="1.28cm" svg:x="1.508cm" svg:y="10.896cm">
          <text:p text:style-name="P4"><text:span text:style-name="T3">This directory contains the</text:span></text:p>
          <text:p text:style-name="P4"><text:span text:style-name="T3">implementation source files</text:span></text:p>
          <text:p text:style-name="P4"><text:span text:style-name="T3">for the project.</text:span></text:p>
          <draw:enhanced-geometry svg:viewBox="0 0 21600 21600" draw:mirror-horizontal="true" draw:type="line-callout-1" draw:modifiers="-8095.04327301338 6238.87587822014 -1410.54287962234 9341.451990632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4" draw:layer="layout" svg:width="4.014cm" svg:height="1.28cm" svg:x="1.254cm" svg:y="12.62cm">
          <text:p text:style-name="P4"><text:span text:style-name="T3">The tests you write (unit tests,</text:span></text:p>
          <text:p text:style-name="P4"><text:span text:style-name="T3">fixtures, and functional tests)</text:span></text:p>
          <text:p text:style-name="P4"><text:span text:style-name="T3">all go here.</text:span></text:p>
          <draw:enhanced-geometry svg:viewBox="0 0 21600 21600" draw:mirror-horizontal="true" draw:type="line-callout-1" draw:modifiers="-8473.22540473225 2950.81967213115 -1328.81693648817 9341.451990632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3.556cm" svg:height="1.27cm" svg:x="7.854cm" svg:y="1.508cm">
          <text:p text:style-name="P5"><text:span text:style-name="T3">Project home directory to</text:span></text:p>
          <text:p text:style-name="P5"><text:span text:style-name="T3">organize all project</text:span></text:p>
          <text:p text:style-name="P5"><text:span text:style-name="T3">components.</text:span></text:p>
          <draw:enhanced-geometry svg:viewBox="0 0 21600 21600" draw:mirror-horizontal="false" draw:type="line-callout-1" draw:modifiers="-5847.84931121732 17147.4429583006 -1518.13325836379 9397.9543666404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3.81cm" svg:height="1.016cm" svg:x="20.634cm" svg:y="4.328cm">
          <text:p text:style-name="P5"><text:span text:style-name="T3">Directory used to hold</text:span></text:p>
          <text:p text:style-name="P5"><text:span text:style-name="T3">the executable binary files.</text:span></text:p>
          <draw:enhanced-geometry svg:viewBox="0 0 21600 21600" draw:mirror-horizontal="false" draw:type="line-callout-1" draw:modifiers="-4449.22592495408 35362.8318584071 -1422.61873524009 11766.37168141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3.215cm" svg:height="1.016cm" svg:x="20.641cm" svg:y="5.871cm">
          <text:p text:style-name="P5"><text:span text:style-name="T3">Directory used to hold</text:span></text:p>
          <text:p text:style-name="P5"><text:span text:style-name="T3">the built library files.</text:span></text:p>
          <draw:enhanced-geometry svg:viewBox="0 0 21600 21600" draw:mirror-horizontal="false" draw:type="line-callout-1" draw:modifiers="-5487.31343283582 36254.8672566372 -1672.38805970149 11745.13274336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3.208cm" svg:height="1.016cm" svg:x="20.648cm" svg:y="7.394cm">
          <text:p text:style-name="P5"><text:span text:style-name="T3">Directory used to hold</text:span></text:p>
          <text:p text:style-name="P5"><text:span text:style-name="T3">the built object files.</text:span></text:p>
          <draw:enhanced-geometry svg:viewBox="0 0 21600 21600" draw:mirror-horizontal="false" draw:type="line-callout-1" draw:modifiers="-5405.04830165161 35086.7256637168 -1682.76721720162 11745.13274336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2.794cm" svg:height="1.016cm" svg:x="13.818cm" svg:y="5.987cm">
          <text:p text:style-name="P5"><text:span text:style-name="T3">Directory used to</text:span></text:p>
          <text:p text:style-name="P5"><text:span text:style-name="T3">hold the built files.</text:span></text:p>
          <draw:enhanced-geometry svg:viewBox="0 0 21600 21600" draw:mirror-horizontal="false" draw:mirror-vertical="false" draw:type="line-callout-1" draw:modifiers="996.923076923077 50676.1061946903 -1932.02146690519 11723.8938053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3.302cm" svg:height="1.27cm" svg:x="17.002cm" svg:y="10.652cm">
          <text:p text:style-name="P5"><text:span text:style-name="T3">This directory holds all</text:span></text:p>
          <text:p text:style-name="P5"><text:span text:style-name="T3">libraries provided by</text:span></text:p>
          <text:p text:style-name="P5"><text:span text:style-name="T3">third-party.</text:span></text:p>
          <draw:enhanced-geometry svg:viewBox="0 0 21600 21600" draw:mirror-horizontal="false" draw:type="line-callout-1" draw:modifiers="-6755.31335149864 6831.78599527931 -1634.87738419619 9397.9543666404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4" draw:layer="layout" svg:width="3.812cm" svg:height="1.27cm" svg:x="10.144cm" svg:y="11.668cm">
          <text:p text:style-name="P4"><text:span text:style-name="T3">Operating system directory.</text:span></text:p>
          <text:p text:style-name="P4"><text:span text:style-name="T3">Examples: Linux, Windows,</text:span></text:p>
          <text:p text:style-name="P4"><text:span text:style-name="T3">MacOS, FreeBSD, etc</text:span></text:p>
          <draw:enhanced-geometry svg:viewBox="0 0 21600 21600" draw:mirror-horizontal="false" draw:mirror-vertical="false" draw:type="line-callout-1" draw:modifiers="759.087332808812 -29213.5326514555 -1404.87804878049 9380.9598741148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3.24cm" svg:height="1.016cm" svg:x="2.078cm" svg:y="5.513cm">
          <text:p text:style-name="P5"><text:span text:style-name="T3">This directory contains</text:span></text:p>
          <text:p text:style-name="P5"><text:span text:style-name="T3">all project declarations.</text:span></text:p>
          <draw:enhanced-geometry svg:viewBox="0 0 21600 21600" draw:mirror-horizontal="true" draw:mirror-vertical="false" draw:type="line-callout-1" draw:modifiers="-9850.29311940759 11426.5486725664 -1666.15242209195 11723.8938053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4" draw:layer="layout" svg:width="4.572cm" svg:height="1.27cm" svg:x="11.16cm" svg:y="4.302cm">
          <text:p text:style-name="P4"><text:span text:style-name="T3">This directory holds all external</text:span></text:p>
          <text:p text:style-name="P4"><text:span text:style-name="T3">declarations for libraries provided</text:span></text:p>
          <text:p text:style-name="P4"><text:span text:style-name="T3">by third-party.</text:span></text:p>
          <draw:enhanced-geometry svg:viewBox="0 0 21600 21600" draw:mirror-horizontal="false" draw:type="line-callout-1" draw:modifiers="-4388.01661928712 51204.4059795437 -1180.84408484583 9397.9543666404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2" draw:layer="layout" svg:width="2.54cm" svg:height="1.066cm" svg:x="6.484cm" svg:y="9.57cm">
          <text:p text:style-name="P1"><text:span text:style-name="T1">/rc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2cm" svg:height="1.026cm" svg:x="1.506cm" svg:y="9.382cm">
          <text:p text:style-name="P4"><text:span text:style-name="T3">This directory contains the</text:span></text:p>
          <text:p text:style-name="P4"><text:span text:style-name="T3">rosource files for the project.</text:span></text:p>
          <draw:enhanced-geometry svg:viewBox="0 0 21600 21600" draw:mirror-horizontal="true" draw:type="line-callout-1" draw:modifiers="-8457.59244689221 8433.88510223953 -1404.87804878049 11651.80136319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8" draw:text-style-name="P1" draw:layer="layout" svg:x1="12.634cm" svg:y1="9.669cm" svg:x2="13.696cm" svg:y2="10.727cm" draw:start-shape="id8" draw:start-glue-point="1" draw:end-shape="id13" draw:end-glue-point="3" svg:d="M12634 9669h631v1058h431" svg:viewBox="0 0 1063 1059">
          <text:p/>
        </draw:connector>
        <draw:connector draw:style-name="gr8" draw:text-style-name="P1" draw:layer="layout" svg:x1="12.634cm" svg:y1="9.669cm" svg:x2="13.696cm" svg:y2="8.495cm" draw:start-shape="id8" draw:start-glue-point="1" draw:end-shape="id9" draw:end-glue-point="3" svg:d="M12634 9669h631v-1174h431" svg:viewBox="0 0 1063 1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stroke-linejoin="bevel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6T07:44:10.55</meta:creation-date>
    <dc:date>2016-06-15T21:44:28.902000000</dc:date>
    <meta:editing-duration>PT6H47M13S</meta:editing-duration>
    <meta:editing-cycles>153</meta:editing-cycles>
    <meta:generator>LibreOffice/5.1.0.3$Windows_x86 LibreOffice_project/5e3e00a007d9b3b6efb6797a8b8e57b51ab1f737</meta:generator>
    <meta:document-statistic meta:object-count="40"/>
  </office:meta>
</office:document-meta>
</file>